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xyJCacheConfiguration.cacheAdvisor( JCacheOperationSource jCacheOperationSource , JCacheInterceptor jCacheIntercep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roxyJCacheConfiguration.cacheInterceptor( JCacheOperationSource jCacheOperation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